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4.65cm"/>
    </style:style>
    <style:style style:name="co3" style:family="table-column">
      <style:table-column-properties fo:break-before="auto" style:column-width="3.627cm"/>
    </style:style>
    <style:style style:name="co4" style:family="table-column">
      <style:table-column-properties fo:break-before="auto" style:column-width="3.323cm"/>
    </style:style>
    <style:style style:name="co5" style:family="table-column">
      <style:table-column-properties fo:break-before="auto" style:column-width="2.161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4.179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OTEAU_ID_POT</text:p>
          </table:table-cell>
          <table:table-cell office:value-type="string" calcext:value-type="string">
            <text:p>DATE_CONCEPTION_POT</text:p>
          </table:table-cell>
          <table:table-cell office:value-type="string" calcext:value-type="string">
            <text:p>DESCRIPTION_REP</text:p>
          </table:table-cell>
          <table:table-cell office:value-type="string" calcext:value-type="string">
            <text:p>DESCRIPTION_RT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D_ARRONDISSEMENT</text:p>
          </table:table-cell>
          <table:table-cell office:value-type="string" calcext:value-type="string">
            <text:p>TRC_ID</text:p>
          </table:table-cell>
        </table:table-row>
        <table:table-row table:style-name="ro1">
          <table:table-cell office:value-type="float" office:value="62186" calcext:value-type="float">
            <text:p>62186</text:p>
          </table:table-cell>
          <table:table-cell office:value-type="float" office:value="20060616000000" calcext:value-type="float">
            <text:p>20060616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032.484</text:p>
          </table:table-cell>
          <table:table-cell office:value-type="string" calcext:value-type="string">
            <text:p>5033071.673</text:p>
          </table:table-cell>
          <table:table-cell office:value-type="float" office:value="12" calcext:value-type="float">
            <text:p>12</text:p>
          </table:table-cell>
          <table:table-cell office:value-type="float" office:value="4008697" calcext:value-type="float">
            <text:p>4008697</text:p>
          </table:table-cell>
        </table:table-row>
        <table:table-row table:style-name="ro1">
          <table:table-cell office:value-type="float" office:value="62197" calcext:value-type="float">
            <text:p>62197</text:p>
          </table:table-cell>
          <table:table-cell office:value-type="float" office:value="20040914000000" calcext:value-type="float">
            <text:p>200409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094.684</text:p>
          </table:table-cell>
          <table:table-cell office:value-type="string" calcext:value-type="string">
            <text:p>5033172.882</text:p>
          </table:table-cell>
          <table:table-cell office:value-type="float" office:value="12" calcext:value-type="float">
            <text:p>12</text:p>
          </table:table-cell>
          <table:table-cell office:value-type="float" office:value="4008697" calcext:value-type="float">
            <text:p>4008697</text:p>
          </table:table-cell>
        </table:table-row>
        <table:table-row table:style-name="ro1">
          <table:table-cell office:value-type="float" office:value="62202" calcext:value-type="float">
            <text:p>62202</text:p>
          </table:table-cell>
          <table:table-cell office:value-type="float" office:value="19990110000000" calcext:value-type="float">
            <text:p>19990110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132.247</text:p>
          </table:table-cell>
          <table:table-cell office:value-type="string" calcext:value-type="string">
            <text:p>5033235.349</text:p>
          </table:table-cell>
          <table:table-cell office:value-type="float" office:value="12" calcext:value-type="float">
            <text:p>12</text:p>
          </table:table-cell>
          <table:table-cell office:value-type="float" office:value="4008697" calcext:value-type="float">
            <text:p>4008697</text:p>
          </table:table-cell>
        </table:table-row>
        <table:table-row table:style-name="ro1">
          <table:table-cell office:value-type="float" office:value="62209" calcext:value-type="float">
            <text:p>62209</text:p>
          </table:table-cell>
          <table:table-cell office:value-type="float" office:value="19990110000000" calcext:value-type="float">
            <text:p>19990110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522.937</text:p>
          </table:table-cell>
          <table:table-cell office:value-type="string" calcext:value-type="string">
            <text:p>5033861.059</text:p>
          </table:table-cell>
          <table:table-cell office:value-type="float" office:value="12" calcext:value-type="float">
            <text:p>12</text:p>
          </table:table-cell>
          <table:table-cell office:value-type="float" office:value="1341109" calcext:value-type="float">
            <text:p>1341109</text:p>
          </table:table-cell>
        </table:table-row>
        <table:table-row table:style-name="ro1">
          <table:table-cell office:value-type="float" office:value="62212" calcext:value-type="float">
            <text:p>62212</text:p>
          </table:table-cell>
          <table:table-cell office:value-type="float" office:value="19990110000000" calcext:value-type="float">
            <text:p>19990110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7566.406</text:p>
          </table:table-cell>
          <table:table-cell office:value-type="string" calcext:value-type="string">
            <text:p>5033926.645</text:p>
          </table:table-cell>
          <table:table-cell office:value-type="float" office:value="12" calcext:value-type="float">
            <text:p>12</text:p>
          </table:table-cell>
          <table:table-cell office:value-type="float" office:value="4002680" calcext:value-type="float">
            <text:p>4002680</text:p>
          </table:table-cell>
        </table:table-row>
        <table:table-row table:style-name="ro1">
          <table:table-cell office:value-type="float" office:value="62226" calcext:value-type="float">
            <text:p>62226</text:p>
          </table:table-cell>
          <table:table-cell office:value-type="float" office:value="20110629000000" calcext:value-type="float">
            <text:p>20110629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8480.156</text:p>
          </table:table-cell>
          <table:table-cell office:value-type="float" office:value="5035827" calcext:value-type="float">
            <text:p>5035827</text:p>
          </table:table-cell>
          <table:table-cell office:value-type="float" office:value="12" calcext:value-type="float">
            <text:p>12</text:p>
          </table:table-cell>
          <table:table-cell office:value-type="float" office:value="1350623" calcext:value-type="float">
            <text:p>1350623</text:p>
          </table:table-cell>
        </table:table-row>
        <table:table-row table:style-name="ro1">
          <table:table-cell office:value-type="float" office:value="64123" calcext:value-type="float">
            <text:p>64123</text:p>
          </table:table-cell>
          <table:table-cell office:value-type="float" office:value="19991015000000" calcext:value-type="float">
            <text:p>1999101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9210.065</text:p>
          </table:table-cell>
          <table:table-cell office:value-type="string" calcext:value-type="string">
            <text:p>5036925.455</text:p>
          </table:table-cell>
          <table:table-cell office:value-type="float" office:value="12" calcext:value-type="float">
            <text:p>12</text:p>
          </table:table-cell>
          <table:table-cell office:value-type="float" office:value="1601169" calcext:value-type="float">
            <text:p>1601169</text:p>
          </table:table-cell>
        </table:table-row>
        <table:table-row table:style-name="ro1">
          <table:table-cell office:value-type="float" office:value="64343" calcext:value-type="float">
            <text:p>64343</text:p>
          </table:table-cell>
          <table:table-cell office:value-type="float" office:value="19991015000000" calcext:value-type="float">
            <text:p>1999101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743.01</text:p>
          </table:table-cell>
          <table:table-cell office:value-type="string" calcext:value-type="string">
            <text:p>5034204.302</text:p>
          </table:table-cell>
          <table:table-cell office:value-type="float" office:value="12" calcext:value-type="float">
            <text:p>12</text:p>
          </table:table-cell>
          <table:table-cell office:value-type="float" office:value="4010711" calcext:value-type="float">
            <text:p>4010711</text:p>
          </table:table-cell>
        </table:table-row>
        <table:table-row table:style-name="ro1">
          <table:table-cell office:value-type="float" office:value="64344" calcext:value-type="float">
            <text:p>64344</text:p>
          </table:table-cell>
          <table:table-cell office:value-type="float" office:value="19991015000000" calcext:value-type="float">
            <text:p>1999101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753.7</text:p>
          </table:table-cell>
          <table:table-cell office:value-type="string" calcext:value-type="string">
            <text:p>5034196.791</text:p>
          </table:table-cell>
          <table:table-cell office:value-type="float" office:value="12" calcext:value-type="float">
            <text:p>12</text:p>
          </table:table-cell>
          <table:table-cell office:value-type="float" office:value="4010711" calcext:value-type="float">
            <text:p>4010711</text:p>
          </table:table-cell>
        </table:table-row>
        <table:table-row table:style-name="ro1">
          <table:table-cell office:value-type="float" office:value="64345" calcext:value-type="float">
            <text:p>64345</text:p>
          </table:table-cell>
          <table:table-cell office:value-type="float" office:value="20060316000000" calcext:value-type="float">
            <text:p>20060316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719.684</text:p>
          </table:table-cell>
          <table:table-cell office:value-type="string" calcext:value-type="string">
            <text:p>5034194.861</text:p>
          </table:table-cell>
          <table:table-cell office:value-type="float" office:value="12" calcext:value-type="float">
            <text:p>12</text:p>
          </table:table-cell>
          <table:table-cell office:value-type="float" office:value="1624196" calcext:value-type="float">
            <text:p>1624196</text:p>
          </table:table-cell>
        </table:table-row>
        <table:table-row table:style-name="ro1">
          <table:table-cell office:value-type="float" office:value="64346" calcext:value-type="float">
            <text:p>64346</text:p>
          </table:table-cell>
          <table:table-cell office:value-type="float" office:value="20121015000000" calcext:value-type="float">
            <text:p>2012101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7690.438</text:p>
          </table:table-cell>
          <table:table-cell office:value-type="string" calcext:value-type="string">
            <text:p>5034130.5</text:p>
          </table:table-cell>
          <table:table-cell office:value-type="float" office:value="12" calcext:value-type="float">
            <text:p>12</text:p>
          </table:table-cell>
          <table:table-cell office:value-type="float" office:value="4010711" calcext:value-type="float">
            <text:p>4010711</text:p>
          </table:table-cell>
        </table:table-row>
        <table:table-row table:style-name="ro1">
          <table:table-cell office:value-type="float" office:value="64347" calcext:value-type="float">
            <text:p>64347</text:p>
          </table:table-cell>
          <table:table-cell office:value-type="float" office:value="20041105000000" calcext:value-type="float">
            <text:p>2004110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700.589</text:p>
          </table:table-cell>
          <table:table-cell office:value-type="string" calcext:value-type="string">
            <text:p>5034144.456</text:p>
          </table:table-cell>
          <table:table-cell office:value-type="float" office:value="12" calcext:value-type="float">
            <text:p>12</text:p>
          </table:table-cell>
          <table:table-cell office:value-type="float" office:value="4010711" calcext:value-type="float">
            <text:p>4010711</text:p>
          </table:table-cell>
        </table:table-row>
        <table:table-row table:style-name="ro1">
          <table:table-cell office:value-type="float" office:value="64348" calcext:value-type="float">
            <text:p>64348</text:p>
          </table:table-cell>
          <table:table-cell office:value-type="float" office:value="20130409000000" calcext:value-type="float">
            <text:p>20130409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714.563</text:p>
          </table:table-cell>
          <table:table-cell office:value-type="string" calcext:value-type="string">
            <text:p>5034164.5</text:p>
          </table:table-cell>
          <table:table-cell office:value-type="float" office:value="12" calcext:value-type="float">
            <text:p>12</text:p>
          </table:table-cell>
          <table:table-cell office:value-type="float" office:value="4010711" calcext:value-type="float">
            <text:p>4010711</text:p>
          </table:table-cell>
        </table:table-row>
        <table:table-row table:style-name="ro1">
          <table:table-cell office:value-type="float" office:value="64349" calcext:value-type="float">
            <text:p>64349</text:p>
          </table:table-cell>
          <table:table-cell office:value-type="float" office:value="20131216000000" calcext:value-type="float">
            <text:p>20131216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729.375</text:p>
          </table:table-cell>
          <table:table-cell office:value-type="float" office:value="5034185" calcext:value-type="float">
            <text:p>5034185</text:p>
          </table:table-cell>
          <table:table-cell office:value-type="float" office:value="12" calcext:value-type="float">
            <text:p>12</text:p>
          </table:table-cell>
          <table:table-cell office:value-type="float" office:value="4010711" calcext:value-type="float">
            <text:p>4010711</text:p>
          </table:table-cell>
        </table:table-row>
        <table:table-row table:style-name="ro1">
          <table:table-cell office:value-type="float" office:value="64350" calcext:value-type="float">
            <text:p>64350</text:p>
          </table:table-cell>
          <table:table-cell office:value-type="float" office:value="19991015000000" calcext:value-type="float">
            <text:p>1999101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7712.071</text:p>
          </table:table-cell>
          <table:table-cell office:value-type="string" calcext:value-type="string">
            <text:p>5034138.526</text:p>
          </table:table-cell>
          <table:table-cell office:value-type="float" office:value="12" calcext:value-type="float">
            <text:p>12</text:p>
          </table:table-cell>
          <table:table-cell office:value-type="float" office:value="4010711" calcext:value-type="float">
            <text:p>4010711</text:p>
          </table:table-cell>
        </table:table-row>
        <table:table-row table:style-name="ro1">
          <table:table-cell office:value-type="float" office:value="64352" calcext:value-type="float">
            <text:p>64352</text:p>
          </table:table-cell>
          <table:table-cell office:value-type="float" office:value="20121009000000" calcext:value-type="float">
            <text:p>20121009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707.188</text:p>
          </table:table-cell>
          <table:table-cell office:value-type="float" office:value="5034154" calcext:value-type="float">
            <text:p>5034154</text:p>
          </table:table-cell>
          <table:table-cell office:value-type="float" office:value="12" calcext:value-type="float">
            <text:p>12</text:p>
          </table:table-cell>
          <table:table-cell office:value-type="float" office:value="4010711" calcext:value-type="float">
            <text:p>4010711</text:p>
          </table:table-cell>
        </table:table-row>
        <table:table-row table:style-name="ro1">
          <table:table-cell office:value-type="float" office:value="64355" calcext:value-type="float">
            <text:p>64355</text:p>
          </table:table-cell>
          <table:table-cell office:value-type="float" office:value="20121001000000" calcext:value-type="float">
            <text:p>2012100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7701.313</text:p>
          </table:table-cell>
          <table:table-cell office:value-type="string" calcext:value-type="string">
            <text:p>5034123.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4356" calcext:value-type="float">
            <text:p>64356</text:p>
          </table:table-cell>
          <table:table-cell office:value-type="float" office:value="20121001000000" calcext:value-type="float">
            <text:p>2012100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7689.031</text:p>
          </table:table-cell>
          <table:table-cell office:value-type="string" calcext:value-type="string">
            <text:p>5034104.5</text:p>
          </table:table-cell>
          <table:table-cell office:value-type="float" office:value="12" calcext:value-type="float">
            <text:p>12</text:p>
          </table:table-cell>
          <table:table-cell office:value-type="float" office:value="1625003" calcext:value-type="float">
            <text:p>1625003</text:p>
          </table:table-cell>
        </table:table-row>
        <table:table-row table:style-name="ro1">
          <table:table-cell table:style-name="ce1" office:value-type="float" office:value="64357" calcext:value-type="float">
            <text:p>64357</text:p>
          </table:table-cell>
          <table:table-cell table:style-name="ce1" office:value-type="float" office:value="20121015000000" calcext:value-type="float">
            <text:p>20121015000000</text:p>
          </table:table-cell>
          <table:table-cell table:style-name="ce1" office:value-type="string" calcext:value-type="string">
            <text:p>Réel</text:p>
          </table:table-cell>
          <table:table-cell table:style-name="ce1" office:value-type="string" calcext:value-type="string">
            <text:p>10- Fût et feux</text:p>
          </table:table-cell>
          <table:table-cell table:style-name="ce1" office:value-type="string" calcext:value-type="string">
            <text:p>297678.344</text:p>
          </table:table-cell>
          <table:table-cell table:style-name="ce1" office:value-type="string" calcext:value-type="string">
            <text:p>5034112.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25003" calcext:value-type="float">
            <text:p>1625003</text:p>
          </table:table-cell>
        </table:table-row>
        <table:table-row table:style-name="ro1">
          <table:table-cell table:style-name="ce1" office:value-type="float" office:value="64361" calcext:value-type="float">
            <text:p>64361</text:p>
          </table:table-cell>
          <table:table-cell table:style-name="ce1" office:value-type="float" office:value="20131216000000" calcext:value-type="float">
            <text:p>20131216000000</text:p>
          </table:table-cell>
          <table:table-cell table:style-name="ce1" office:value-type="string" calcext:value-type="string">
            <text:p>Réel</text:p>
          </table:table-cell>
          <table:table-cell table:style-name="ce1" office:value-type="string" calcext:value-type="string">
            <text:p>3- Fût</text:p>
          </table:table-cell>
          <table:table-cell table:style-name="ce1" office:value-type="string" calcext:value-type="string">
            <text:p>297659.906</text:p>
          </table:table-cell>
          <table:table-cell table:style-name="ce1" office:value-type="float" office:value="5034086" calcext:value-type="float">
            <text:p>503408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25003" calcext:value-type="float">
            <text:p>1625003</text:p>
          </table:table-cell>
        </table:table-row>
        <table:table-row table:style-name="ro1">
          <table:table-cell table:style-name="ce1" office:value-type="float" office:value="64362" calcext:value-type="float">
            <text:p>64362</text:p>
          </table:table-cell>
          <table:table-cell table:style-name="ce1"/>
          <table:table-cell table:style-name="ce1" office:value-type="string" calcext:value-type="string">
            <text:p>Réel</text:p>
          </table:table-cell>
          <table:table-cell table:style-name="ce1" office:value-type="string" calcext:value-type="string">
            <text:p>1- Tige et base</text:p>
          </table:table-cell>
          <table:table-cell table:style-name="ce1" office:value-type="string" calcext:value-type="string">
            <text:p>297669.534</text:p>
          </table:table-cell>
          <table:table-cell table:style-name="ce1" office:value-type="string" calcext:value-type="string">
            <text:p>5034076.6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25003" calcext:value-type="float">
            <text:p>1625003</text:p>
          </table:table-cell>
        </table:table-row>
        <table:table-row table:style-name="ro1">
          <table:table-cell table:style-name="ce1" office:value-type="float" office:value="64363" calcext:value-type="float">
            <text:p>64363</text:p>
          </table:table-cell>
          <table:table-cell table:style-name="ce1"/>
          <table:table-cell table:style-name="ce1" office:value-type="string" calcext:value-type="string">
            <text:p>Réel</text:p>
          </table:table-cell>
          <table:table-cell table:style-name="ce1" office:value-type="string" calcext:value-type="string">
            <text:p>1- Tige et base</text:p>
          </table:table-cell>
          <table:table-cell table:style-name="ce1" office:value-type="string" calcext:value-type="string">
            <text:p>297658.028</text:p>
          </table:table-cell>
          <table:table-cell table:style-name="ce1" office:value-type="string" calcext:value-type="string">
            <text:p>5034060.50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25003" calcext:value-type="float">
            <text:p>1625003</text:p>
          </table:table-cell>
        </table:table-row>
        <table:table-row table:style-name="ro1">
          <table:table-cell table:style-name="ce1" office:value-type="float" office:value="64364" calcext:value-type="float">
            <text:p>64364</text:p>
          </table:table-cell>
          <table:table-cell table:style-name="ce1" office:value-type="float" office:value="20140828000000" calcext:value-type="float">
            <text:p>20140828000000</text:p>
          </table:table-cell>
          <table:table-cell table:style-name="ce1" office:value-type="string" calcext:value-type="string">
            <text:p>Réel</text:p>
          </table:table-cell>
          <table:table-cell table:style-name="ce1" office:value-type="string" calcext:value-type="string">
            <text:p>3- Fût</text:p>
          </table:table-cell>
          <table:table-cell table:style-name="ce1" office:value-type="string" calcext:value-type="string">
            <text:p>297641.188</text:p>
          </table:table-cell>
          <table:table-cell table:style-name="ce1" office:value-type="string" calcext:value-type="string">
            <text:p>5034058.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06111" calcext:value-type="float">
            <text:p>4006111</text:p>
          </table:table-cell>
        </table:table-row>
        <table:table-row table:style-name="ro1">
          <table:table-cell table:style-name="ce1" office:value-type="float" office:value="64371" calcext:value-type="float">
            <text:p>64371</text:p>
          </table:table-cell>
          <table:table-cell table:style-name="ce1" office:value-type="float" office:value="19991015000000" calcext:value-type="float">
            <text:p>19991015000000</text:p>
          </table:table-cell>
          <table:table-cell table:style-name="ce1" office:value-type="string" calcext:value-type="string">
            <text:p>Réel</text:p>
          </table:table-cell>
          <table:table-cell table:style-name="ce1" office:value-type="string" calcext:value-type="string">
            <text:p>1- Tige et base</text:p>
          </table:table-cell>
          <table:table-cell table:style-name="ce1" office:value-type="string" calcext:value-type="string">
            <text:p>297624.969</text:p>
          </table:table-cell>
          <table:table-cell table:style-name="ce1" office:value-type="string" calcext:value-type="string">
            <text:p>5034012.20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06111" calcext:value-type="float">
            <text:p>4006111</text:p>
          </table:table-cell>
        </table:table-row>
        <table:table-row table:style-name="ro1">
          <table:table-cell table:style-name="ce1" office:value-type="float" office:value="116440" calcext:value-type="float">
            <text:p>116440</text:p>
          </table:table-cell>
          <table:table-cell table:style-name="ce1" office:value-type="float" office:value="20001214000000" calcext:value-type="float">
            <text:p>20001214000000</text:p>
          </table:table-cell>
          <table:table-cell table:style-name="ce1" office:value-type="string" calcext:value-type="string">
            <text:p>Réel</text:p>
          </table:table-cell>
          <table:table-cell table:style-name="ce1" office:value-type="string" calcext:value-type="string">
            <text:p>1- Tige et base</text:p>
          </table:table-cell>
          <table:table-cell table:style-name="ce1" office:value-type="string" calcext:value-type="string">
            <text:p>297489.366</text:p>
          </table:table-cell>
          <table:table-cell table:style-name="ce1" office:value-type="string" calcext:value-type="string">
            <text:p>5033813.87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41109" calcext:value-type="float">
            <text:p>1341109</text:p>
          </table:table-cell>
        </table:table-row>
        <table:table-row table:style-name="ro1">
          <table:table-cell table:style-name="ce1" office:value-type="float" office:value="116450" calcext:value-type="float">
            <text:p>116450</text:p>
          </table:table-cell>
          <table:table-cell table:style-name="ce1" office:value-type="float" office:value="20100518000000" calcext:value-type="float">
            <text:p>20100518000000</text:p>
          </table:table-cell>
          <table:table-cell table:style-name="ce1" office:value-type="string" calcext:value-type="string">
            <text:p>Réel</text:p>
          </table:table-cell>
          <table:table-cell table:style-name="ce1" office:value-type="string" calcext:value-type="string">
            <text:p>1- Tige et base</text:p>
          </table:table-cell>
          <table:table-cell table:style-name="ce1" office:value-type="string" calcext:value-type="string">
            <text:p>297462.688</text:p>
          </table:table-cell>
          <table:table-cell table:style-name="ce1" office:value-type="string" calcext:value-type="string">
            <text:p>5033775.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40576" calcext:value-type="float">
            <text:p>1340576</text:p>
          </table:table-cell>
        </table:table-row>
        <table:table-row table:style-name="ro1">
          <table:table-cell table:style-name="ce1" office:value-type="float" office:value="116453" calcext:value-type="float">
            <text:p>116453</text:p>
          </table:table-cell>
          <table:table-cell table:style-name="ce1" office:value-type="float" office:value="20001214000000" calcext:value-type="float">
            <text:p>20001214000000</text:p>
          </table:table-cell>
          <table:table-cell table:style-name="ce1" office:value-type="string" calcext:value-type="string">
            <text:p>Réel</text:p>
          </table:table-cell>
          <table:table-cell table:style-name="ce1" office:value-type="string" calcext:value-type="string">
            <text:p>1- Tige et base</text:p>
          </table:table-cell>
          <table:table-cell table:style-name="ce1" office:value-type="string" calcext:value-type="string">
            <text:p>297446.739</text:p>
          </table:table-cell>
          <table:table-cell table:style-name="ce1" office:value-type="string" calcext:value-type="string">
            <text:p>5033749.59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40576" calcext:value-type="float">
            <text:p>1340576</text:p>
          </table:table-cell>
        </table:table-row>
        <table:table-row table:style-name="ro1">
          <table:table-cell table:style-name="ce1" office:value-type="float" office:value="116454" calcext:value-type="float">
            <text:p>116454</text:p>
          </table:table-cell>
          <table:table-cell table:style-name="ce1" office:value-type="float" office:value="20001214000000" calcext:value-type="float">
            <text:p>20001214000000</text:p>
          </table:table-cell>
          <table:table-cell table:style-name="ce1" office:value-type="string" calcext:value-type="string">
            <text:p>Réel</text:p>
          </table:table-cell>
          <table:table-cell table:style-name="ce1" office:value-type="string" calcext:value-type="string">
            <text:p>1- Tige et base</text:p>
          </table:table-cell>
          <table:table-cell table:style-name="ce1" office:value-type="string" calcext:value-type="string">
            <text:p>297442.681</text:p>
          </table:table-cell>
          <table:table-cell table:style-name="ce1" office:value-type="string" calcext:value-type="string">
            <text:p>5033747.36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40576" calcext:value-type="float">
            <text:p>1340576</text:p>
          </table:table-cell>
        </table:table-row>
        <table:table-row table:style-name="ro1">
          <table:table-cell table:style-name="ce1" office:value-type="float" office:value="116455" calcext:value-type="float">
            <text:p>116455</text:p>
          </table:table-cell>
          <table:table-cell table:style-name="ce1" office:value-type="float" office:value="20131216000000" calcext:value-type="float">
            <text:p>20131216000000</text:p>
          </table:table-cell>
          <table:table-cell table:style-name="ce1" office:value-type="string" calcext:value-type="string">
            <text:p>Réel</text:p>
          </table:table-cell>
          <table:table-cell table:style-name="ce1" office:value-type="string" calcext:value-type="string">
            <text:p>3- Fût</text:p>
          </table:table-cell>
          <table:table-cell table:style-name="ce1" office:value-type="string" calcext:value-type="string">
            <text:p>297432.563</text:p>
          </table:table-cell>
          <table:table-cell table:style-name="ce1" office:value-type="float" office:value="5033754" calcext:value-type="float">
            <text:p>503375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24883" calcext:value-type="float">
            <text:p>1624883</text:p>
          </table:table-cell>
        </table:table-row>
        <table:table-row table:style-name="ro1">
          <table:table-cell table:style-name="ce1" office:value-type="float" office:value="116459" calcext:value-type="float">
            <text:p>116459</text:p>
          </table:table-cell>
          <table:table-cell table:style-name="ce1" office:value-type="float" office:value="20060616000000" calcext:value-type="float">
            <text:p>20060616000000</text:p>
          </table:table-cell>
          <table:table-cell table:style-name="ce1" office:value-type="string" calcext:value-type="string">
            <text:p>Réel</text:p>
          </table:table-cell>
          <table:table-cell table:style-name="ce1" office:value-type="string" calcext:value-type="string">
            <text:p>1- Tige et base</text:p>
          </table:table-cell>
          <table:table-cell table:style-name="ce1" office:value-type="string" calcext:value-type="string">
            <text:p>297383.013</text:p>
          </table:table-cell>
          <table:table-cell table:style-name="ce1" office:value-type="string" calcext:value-type="string">
            <text:p>5033655.4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40576" calcext:value-type="float">
            <text:p>1340576</text:p>
          </table:table-cell>
        </table:table-row>
        <table:table-row table:style-name="ro1">
          <table:table-cell office:value-type="float" office:value="116460" calcext:value-type="float">
            <text:p>116460</text:p>
          </table:table-cell>
          <table:table-cell office:value-type="float" office:value="20101214000000" calcext:value-type="float">
            <text:p>201012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425.938</text:p>
          </table:table-cell>
          <table:table-cell office:value-type="string" calcext:value-type="string">
            <text:p>5033722.5</text:p>
          </table:table-cell>
          <table:table-cell office:value-type="float" office:value="12" calcext:value-type="float">
            <text:p>12</text:p>
          </table:table-cell>
          <table:table-cell office:value-type="float" office:value="1340576" calcext:value-type="float">
            <text:p>1340576</text:p>
          </table:table-cell>
        </table:table-row>
        <table:table-row table:style-name="ro1">
          <table:table-cell office:value-type="float" office:value="116463" calcext:value-type="float">
            <text:p>116463</text:p>
          </table:table-cell>
          <table:table-cell office:value-type="float" office:value="20001214000000" calcext:value-type="float">
            <text:p>200012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396.16</text:p>
          </table:table-cell>
          <table:table-cell office:value-type="string" calcext:value-type="string">
            <text:p>5033699.913</text:p>
          </table:table-cell>
          <table:table-cell office:value-type="float" office:value="12" calcext:value-type="float">
            <text:p>12</text:p>
          </table:table-cell>
          <table:table-cell office:value-type="float" office:value="1624883" calcext:value-type="float">
            <text:p>1624883</text:p>
          </table:table-cell>
        </table:table-row>
        <table:table-row table:style-name="ro1">
          <table:table-cell office:value-type="float" office:value="116464" calcext:value-type="float">
            <text:p>116464</text:p>
          </table:table-cell>
          <table:table-cell office:value-type="float" office:value="20001214000000" calcext:value-type="float">
            <text:p>200012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383.153</text:p>
          </table:table-cell>
          <table:table-cell office:value-type="string" calcext:value-type="string">
            <text:p>5033678.441</text:p>
          </table:table-cell>
          <table:table-cell office:value-type="float" office:value="12" calcext:value-type="float">
            <text:p>12</text:p>
          </table:table-cell>
          <table:table-cell office:value-type="float" office:value="1624883" calcext:value-type="float">
            <text:p>1624883</text:p>
          </table:table-cell>
        </table:table-row>
        <table:table-row table:style-name="ro1">
          <table:table-cell office:value-type="float" office:value="116466" calcext:value-type="float">
            <text:p>116466</text:p>
          </table:table-cell>
          <table:table-cell office:value-type="float" office:value="20001214000000" calcext:value-type="float">
            <text:p>200012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367.069</text:p>
          </table:table-cell>
          <table:table-cell office:value-type="string" calcext:value-type="string">
            <text:p>5033652.809</text:p>
          </table:table-cell>
          <table:table-cell office:value-type="float" office:value="12" calcext:value-type="float">
            <text:p>12</text:p>
          </table:table-cell>
          <table:table-cell office:value-type="float" office:value="1624883" calcext:value-type="float">
            <text:p>1624883</text:p>
          </table:table-cell>
        </table:table-row>
        <table:table-row table:style-name="ro1">
          <table:table-cell office:value-type="float" office:value="116467" calcext:value-type="float">
            <text:p>116467</text:p>
          </table:table-cell>
          <table:table-cell office:value-type="float" office:value="20001214000000" calcext:value-type="float">
            <text:p>200012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349.599</text:p>
          </table:table-cell>
          <table:table-cell office:value-type="string" calcext:value-type="string">
            <text:p>5033623.146</text:p>
          </table:table-cell>
          <table:table-cell office:value-type="float" office:value="12" calcext:value-type="float">
            <text:p>12</text:p>
          </table:table-cell>
          <table:table-cell office:value-type="float" office:value="1624883" calcext:value-type="float">
            <text:p>1624883</text:p>
          </table:table-cell>
        </table:table-row>
        <table:table-row table:style-name="ro1">
          <table:table-cell office:value-type="float" office:value="116500" calcext:value-type="float">
            <text:p>116500</text:p>
          </table:table-cell>
          <table:table-cell office:value-type="float" office:value="20060616000000" calcext:value-type="float">
            <text:p>20060616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298.781</text:p>
          </table:table-cell>
          <table:table-cell office:value-type="string" calcext:value-type="string">
            <text:p>5033516.156</text:p>
          </table:table-cell>
          <table:table-cell office:value-type="float" office:value="12" calcext:value-type="float">
            <text:p>12</text:p>
          </table:table-cell>
          <table:table-cell office:value-type="float" office:value="1340576" calcext:value-type="float">
            <text:p>1340576</text:p>
          </table:table-cell>
        </table:table-row>
        <table:table-row table:style-name="ro1">
          <table:table-cell office:value-type="float" office:value="116504" calcext:value-type="float">
            <text:p>116504</text:p>
          </table:table-cell>
          <table:table-cell office:value-type="float" office:value="20060616000000" calcext:value-type="float">
            <text:p>20060616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280.296</text:p>
          </table:table-cell>
          <table:table-cell office:value-type="string" calcext:value-type="string">
            <text:p>5033484.143</text:p>
          </table:table-cell>
          <table:table-cell office:value-type="float" office:value="12" calcext:value-type="float">
            <text:p>12</text:p>
          </table:table-cell>
          <table:table-cell office:value-type="float" office:value="4008697" calcext:value-type="float">
            <text:p>4008697</text:p>
          </table:table-cell>
        </table:table-row>
        <table:table-row table:style-name="ro1">
          <table:table-cell office:value-type="float" office:value="116505" calcext:value-type="float">
            <text:p>116505</text:p>
          </table:table-cell>
          <table:table-cell office:value-type="float" office:value="20001214000000" calcext:value-type="float">
            <text:p>200012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9- Autres</text:p>
          </table:table-cell>
          <table:table-cell office:value-type="string" calcext:value-type="string">
            <text:p>297284.577</text:p>
          </table:table-cell>
          <table:table-cell office:value-type="string" calcext:value-type="string">
            <text:p>5033487.263</text:p>
          </table:table-cell>
          <table:table-cell office:value-type="float" office:value="12" calcext:value-type="float">
            <text:p>12</text:p>
          </table:table-cell>
          <table:table-cell office:value-type="float" office:value="4008697" calcext:value-type="float">
            <text:p>4008697</text:p>
          </table:table-cell>
        </table:table-row>
        <table:table-row table:style-name="ro1">
          <table:table-cell office:value-type="float" office:value="116513" calcext:value-type="float">
            <text:p>116513</text:p>
          </table:table-cell>
          <table:table-cell office:value-type="float" office:value="20001214000000" calcext:value-type="float">
            <text:p>200012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248.235</text:p>
          </table:table-cell>
          <table:table-cell office:value-type="string" calcext:value-type="string">
            <text:p>5033428.657</text:p>
          </table:table-cell>
          <table:table-cell office:value-type="float" office:value="12" calcext:value-type="float">
            <text:p>12</text:p>
          </table:table-cell>
          <table:table-cell office:value-type="float" office:value="4008697" calcext:value-type="float">
            <text:p>4008697</text:p>
          </table:table-cell>
        </table:table-row>
        <table:table-row table:style-name="ro1">
          <table:table-cell office:value-type="float" office:value="116517" calcext:value-type="float">
            <text:p>116517</text:p>
          </table:table-cell>
          <table:table-cell office:value-type="float" office:value="20001214000000" calcext:value-type="float">
            <text:p>200012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9- Autres</text:p>
          </table:table-cell>
          <table:table-cell office:value-type="string" calcext:value-type="string">
            <text:p>297243.632</text:p>
          </table:table-cell>
          <table:table-cell office:value-type="string" calcext:value-type="string">
            <text:p>5033420.346</text:p>
          </table:table-cell>
          <table:table-cell office:value-type="float" office:value="12" calcext:value-type="float">
            <text:p>12</text:p>
          </table:table-cell>
          <table:table-cell office:value-type="float" office:value="4008697" calcext:value-type="float">
            <text:p>4008697</text:p>
          </table:table-cell>
        </table:table-row>
        <table:table-row table:style-name="ro1">
          <table:table-cell office:value-type="float" office:value="116519" calcext:value-type="float">
            <text:p>116519</text:p>
          </table:table-cell>
          <table:table-cell office:value-type="float" office:value="20001214000000" calcext:value-type="float">
            <text:p>200012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230.427</text:p>
          </table:table-cell>
          <table:table-cell office:value-type="string" calcext:value-type="string">
            <text:p>5033399.154</text:p>
          </table:table-cell>
          <table:table-cell office:value-type="float" office:value="12" calcext:value-type="float">
            <text:p>12</text:p>
          </table:table-cell>
          <table:table-cell office:value-type="float" office:value="4008697" calcext:value-type="float">
            <text:p>4008697</text:p>
          </table:table-cell>
        </table:table-row>
        <table:table-row table:style-name="ro1">
          <table:table-cell office:value-type="float" office:value="116526" calcext:value-type="float">
            <text:p>116526</text:p>
          </table:table-cell>
          <table:table-cell office:value-type="float" office:value="20001214000000" calcext:value-type="float">
            <text:p>200012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192.221</text:p>
          </table:table-cell>
          <table:table-cell office:value-type="string" calcext:value-type="string">
            <text:p>5033338.078</text:p>
          </table:table-cell>
          <table:table-cell office:value-type="float" office:value="12" calcext:value-type="float">
            <text:p>12</text:p>
          </table:table-cell>
          <table:table-cell office:value-type="float" office:value="4008697" calcext:value-type="float">
            <text:p>4008697</text:p>
          </table:table-cell>
        </table:table-row>
        <table:table-row table:style-name="ro1">
          <table:table-cell office:value-type="float" office:value="116549" calcext:value-type="float">
            <text:p>116549</text:p>
          </table:table-cell>
          <table:table-cell office:value-type="float" office:value="20001214000000" calcext:value-type="float">
            <text:p>200012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750.822</text:p>
          </table:table-cell>
          <table:table-cell office:value-type="string" calcext:value-type="string">
            <text:p>5034216.093</text:p>
          </table:table-cell>
          <table:table-cell office:value-type="float" office:value="12" calcext:value-type="float">
            <text:p>12</text:p>
          </table:table-cell>
          <table:table-cell office:value-type="float" office:value="4010711" calcext:value-type="float">
            <text:p>4010711</text:p>
          </table:table-cell>
        </table:table-row>
        <table:table-row table:style-name="ro1">
          <table:table-cell office:value-type="float" office:value="116794" calcext:value-type="float">
            <text:p>116794</text:p>
          </table:table-cell>
          <table:table-cell office:value-type="float" office:value="20091111000000" calcext:value-type="float">
            <text:p>2009111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float" office:value="298470" calcext:value-type="float">
            <text:p>298470</text:p>
          </table:table-cell>
          <table:table-cell office:value-type="string" calcext:value-type="string">
            <text:p>5035892.5</text:p>
          </table:table-cell>
          <table:table-cell office:value-type="float" office:value="12" calcext:value-type="float">
            <text:p>12</text:p>
          </table:table-cell>
          <table:table-cell office:value-type="float" office:value="1351021" calcext:value-type="float">
            <text:p>1351021</text:p>
          </table:table-cell>
        </table:table-row>
        <table:table-row table:style-name="ro1">
          <table:table-cell office:value-type="float" office:value="116795" calcext:value-type="float">
            <text:p>116795</text:p>
          </table:table-cell>
          <table:table-cell office:value-type="float" office:value="20001214000000" calcext:value-type="float">
            <text:p>200012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8472.549</text:p>
          </table:table-cell>
          <table:table-cell office:value-type="string" calcext:value-type="string">
            <text:p>5035933.379</text:p>
          </table:table-cell>
          <table:table-cell office:value-type="float" office:value="12" calcext:value-type="float">
            <text:p>12</text:p>
          </table:table-cell>
          <table:table-cell office:value-type="float" office:value="1351021" calcext:value-type="float">
            <text:p>1351021</text:p>
          </table:table-cell>
        </table:table-row>
        <table:table-row table:style-name="ro1">
          <table:table-cell office:value-type="float" office:value="116796" calcext:value-type="float">
            <text:p>116796</text:p>
          </table:table-cell>
          <table:table-cell office:value-type="float" office:value="20111212000000" calcext:value-type="float">
            <text:p>20111212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8475.329</text:p>
          </table:table-cell>
          <table:table-cell office:value-type="string" calcext:value-type="string">
            <text:p>5035955.481</text:p>
          </table:table-cell>
          <table:table-cell office:value-type="float" office:value="12" calcext:value-type="float">
            <text:p>12</text:p>
          </table:table-cell>
          <table:table-cell office:value-type="float" office:value="1623798" calcext:value-type="float">
            <text:p>1623798</text:p>
          </table:table-cell>
        </table:table-row>
        <table:table-row table:style-name="ro1">
          <table:table-cell office:value-type="float" office:value="116797" calcext:value-type="float">
            <text:p>116797</text:p>
          </table:table-cell>
          <table:table-cell office:value-type="float" office:value="20100616000000" calcext:value-type="float">
            <text:p>20100616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8481.281</text:p>
          </table:table-cell>
          <table:table-cell office:value-type="string" calcext:value-type="string">
            <text:p>5035951.5</text:p>
          </table:table-cell>
          <table:table-cell office:value-type="float" office:value="12" calcext:value-type="float">
            <text:p>12</text:p>
          </table:table-cell>
          <table:table-cell office:value-type="float" office:value="1601374" calcext:value-type="float">
            <text:p>1601374</text:p>
          </table:table-cell>
        </table:table-row>
        <table:table-row table:style-name="ro1">
          <table:table-cell office:value-type="float" office:value="116798" calcext:value-type="float">
            <text:p>116798</text:p>
          </table:table-cell>
          <table:table-cell office:value-type="float" office:value="20001214000000" calcext:value-type="float">
            <text:p>200012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8476.756</text:p>
          </table:table-cell>
          <table:table-cell office:value-type="string" calcext:value-type="string">
            <text:p>5035974.053</text:p>
          </table:table-cell>
          <table:table-cell office:value-type="float" office:value="12" calcext:value-type="float">
            <text:p>12</text:p>
          </table:table-cell>
          <table:table-cell office:value-type="float" office:value="1623798" calcext:value-type="float">
            <text:p>1623798</text:p>
          </table:table-cell>
        </table:table-row>
        <table:table-row table:style-name="ro1">
          <table:table-cell office:value-type="float" office:value="116799" calcext:value-type="float">
            <text:p>116799</text:p>
          </table:table-cell>
          <table:table-cell office:value-type="float" office:value="20001214000000" calcext:value-type="float">
            <text:p>200012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8477.779</text:p>
          </table:table-cell>
          <table:table-cell office:value-type="string" calcext:value-type="string">
            <text:p>5035983.414</text:p>
          </table:table-cell>
          <table:table-cell office:value-type="float" office:value="12" calcext:value-type="float">
            <text:p>12</text:p>
          </table:table-cell>
          <table:table-cell office:value-type="float" office:value="1623798" calcext:value-type="float">
            <text:p>1623798</text:p>
          </table:table-cell>
        </table:table-row>
        <table:table-row table:style-name="ro1">
          <table:table-cell office:value-type="float" office:value="116818" calcext:value-type="float">
            <text:p>116818</text:p>
          </table:table-cell>
          <table:table-cell office:value-type="float" office:value="20001214000000" calcext:value-type="float">
            <text:p>200012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8481.515</text:p>
          </table:table-cell>
          <table:table-cell office:value-type="string" calcext:value-type="string">
            <text:p>5036030.958</text:p>
          </table:table-cell>
          <table:table-cell office:value-type="float" office:value="12" calcext:value-type="float">
            <text:p>12</text:p>
          </table:table-cell>
          <table:table-cell office:value-type="float" office:value="1623798" calcext:value-type="float">
            <text:p>1623798</text:p>
          </table:table-cell>
        </table:table-row>
        <table:table-row table:style-name="ro1">
          <table:table-cell office:value-type="float" office:value="116824" calcext:value-type="float">
            <text:p>116824</text:p>
          </table:table-cell>
          <table:table-cell office:value-type="float" office:value="20001214000000" calcext:value-type="float">
            <text:p>200012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9- Autres</text:p>
          </table:table-cell>
          <table:table-cell office:value-type="string" calcext:value-type="string">
            <text:p>298461.497</text:p>
          </table:table-cell>
          <table:table-cell office:value-type="string" calcext:value-type="string">
            <text:p>5036083.80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57481" calcext:value-type="float">
            <text:p>157481</text:p>
          </table:table-cell>
          <table:table-cell office:value-type="float" office:value="20121001000000" calcext:value-type="float">
            <text:p>2012100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697.531</text:p>
          </table:table-cell>
          <table:table-cell office:value-type="string" calcext:value-type="string">
            <text:p>5034103.5</text:p>
          </table:table-cell>
          <table:table-cell office:value-type="float" office:value="12" calcext:value-type="float">
            <text:p>12</text:p>
          </table:table-cell>
          <table:table-cell office:value-type="float" office:value="1604509" calcext:value-type="float">
            <text:p>1604509</text:p>
          </table:table-cell>
        </table:table-row>
        <table:table-row table:style-name="ro1">
          <table:table-cell office:value-type="float" office:value="157482" calcext:value-type="float">
            <text:p>157482</text:p>
          </table:table-cell>
          <table:table-cell office:value-type="float" office:value="20121001000000" calcext:value-type="float">
            <text:p>2012100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706.219</text:p>
          </table:table-cell>
          <table:table-cell office:value-type="float" office:value="5034116" calcext:value-type="float">
            <text:p>5034116</text:p>
          </table:table-cell>
          <table:table-cell office:value-type="float" office:value="12" calcext:value-type="float">
            <text:p>12</text:p>
          </table:table-cell>
          <table:table-cell office:value-type="float" office:value="1604509" calcext:value-type="float">
            <text:p>1604509</text:p>
          </table:table-cell>
        </table:table-row>
        <table:table-row table:style-name="ro1">
          <table:table-cell office:value-type="float" office:value="157485" calcext:value-type="float">
            <text:p>157485</text:p>
          </table:table-cell>
          <table:table-cell office:value-type="float" office:value="20121001000000" calcext:value-type="float">
            <text:p>2012100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718.844</text:p>
          </table:table-cell>
          <table:table-cell office:value-type="string" calcext:value-type="string">
            <text:p>5034107.5</text:p>
          </table:table-cell>
          <table:table-cell office:value-type="float" office:value="12" calcext:value-type="float">
            <text:p>12</text:p>
          </table:table-cell>
          <table:table-cell office:value-type="float" office:value="1604509" calcext:value-type="float">
            <text:p>1604509</text:p>
          </table:table-cell>
        </table:table-row>
        <table:table-row table:style-name="ro1">
          <table:table-cell office:value-type="float" office:value="157486" calcext:value-type="float">
            <text:p>157486</text:p>
          </table:table-cell>
          <table:table-cell office:value-type="float" office:value="20121001000000" calcext:value-type="float">
            <text:p>2012100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733.375</text:p>
          </table:table-cell>
          <table:table-cell office:value-type="float" office:value="5034098" calcext:value-type="float">
            <text:p>5034098</text:p>
          </table:table-cell>
          <table:table-cell office:value-type="float" office:value="12" calcext:value-type="float">
            <text:p>12</text:p>
          </table:table-cell>
          <table:table-cell office:value-type="float" office:value="1604509" calcext:value-type="float">
            <text:p>1604509</text:p>
          </table:table-cell>
        </table:table-row>
        <table:table-row table:style-name="ro1">
          <table:table-cell office:value-type="float" office:value="157487" calcext:value-type="float">
            <text:p>157487</text:p>
          </table:table-cell>
          <table:table-cell office:value-type="float" office:value="20121001000000" calcext:value-type="float">
            <text:p>2012100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724.656</text:p>
          </table:table-cell>
          <table:table-cell office:value-type="string" calcext:value-type="string">
            <text:p>5034085.5</text:p>
          </table:table-cell>
          <table:table-cell office:value-type="float" office:value="12" calcext:value-type="float">
            <text:p>12</text:p>
          </table:table-cell>
          <table:table-cell office:value-type="float" office:value="1604509" calcext:value-type="float">
            <text:p>1604509</text:p>
          </table:table-cell>
        </table:table-row>
        <table:table-row table:style-name="ro1">
          <table:table-cell office:value-type="float" office:value="157488" calcext:value-type="float">
            <text:p>157488</text:p>
          </table:table-cell>
          <table:table-cell office:value-type="float" office:value="20121001000000" calcext:value-type="float">
            <text:p>2012100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710.781</text:p>
          </table:table-cell>
          <table:table-cell office:value-type="float" office:value="5034095" calcext:value-type="float">
            <text:p>5034095</text:p>
          </table:table-cell>
          <table:table-cell office:value-type="float" office:value="12" calcext:value-type="float">
            <text:p>12</text:p>
          </table:table-cell>
          <table:table-cell office:value-type="float" office:value="1604509" calcext:value-type="float">
            <text:p>1604509</text:p>
          </table:table-cell>
        </table:table-row>
        <table:table-row table:style-name="ro1">
          <table:table-cell office:value-type="float" office:value="186616" calcext:value-type="float">
            <text:p>186616</text:p>
          </table:table-cell>
          <table:table-cell office:value-type="float" office:value="20110606000000" calcext:value-type="float">
            <text:p>20110606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8471.5</text:p>
          </table:table-cell>
          <table:table-cell office:value-type="float" office:value="5035932" calcext:value-type="float">
            <text:p>5035932</text:p>
          </table:table-cell>
          <table:table-cell office:value-type="float" office:value="12" calcext:value-type="float">
            <text:p>12</text:p>
          </table:table-cell>
          <table:table-cell office:value-type="float" office:value="1351021" calcext:value-type="float">
            <text:p>1351021</text:p>
          </table:table-cell>
        </table:table-row>
        <table:table-row table:style-name="ro1">
          <table:table-cell office:value-type="float" office:value="222783" calcext:value-type="float">
            <text:p>222783</text:p>
          </table:table-cell>
          <table:table-cell office:value-type="float" office:value="20121001000000" calcext:value-type="float">
            <text:p>2012100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735.066</text:p>
          </table:table-cell>
          <table:table-cell office:value-type="string" calcext:value-type="string">
            <text:p>5034078.118</text:p>
          </table:table-cell>
          <table:table-cell office:value-type="float" office:value="12" calcext:value-type="float">
            <text:p>12</text:p>
          </table:table-cell>
          <table:table-cell office:value-type="float" office:value="1604509" calcext:value-type="float">
            <text:p>1604509</text:p>
          </table:table-cell>
        </table:table-row>
        <table:table-row table:style-name="ro1">
          <table:table-cell office:value-type="float" office:value="222784" calcext:value-type="float">
            <text:p>222784</text:p>
          </table:table-cell>
          <table:table-cell office:value-type="float" office:value="20121001000000" calcext:value-type="float">
            <text:p>2012100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745.906</text:p>
          </table:table-cell>
          <table:table-cell office:value-type="float" office:value="5034091" calcext:value-type="float">
            <text:p>5034091</text:p>
          </table:table-cell>
          <table:table-cell office:value-type="float" office:value="12" calcext:value-type="float">
            <text:p>12</text:p>
          </table:table-cell>
          <table:table-cell office:value-type="float" office:value="1604509" calcext:value-type="float">
            <text:p>1604509</text:p>
          </table:table-cell>
        </table:table-row>
        <table:table-row table:style-name="ro1">
          <table:table-cell office:value-type="float" office:value="64358" calcext:value-type="float">
            <text:p>64358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7701.15</text:p>
          </table:table-cell>
          <table:table-cell office:value-type="string" calcext:value-type="string">
            <text:p>5034118.304</text:p>
          </table:table-cell>
          <table:table-cell office:value-type="float" office:value="12" calcext:value-type="float">
            <text:p>12</text:p>
          </table:table-cell>
          <table:table-cell office:value-type="float" office:value="1601636" calcext:value-type="float">
            <text:p>1601636</text:p>
          </table:table-cell>
        </table:table-row>
        <table:table-row table:style-name="ro1">
          <table:table-cell office:value-type="float" office:value="64359" calcext:value-type="float">
            <text:p>64359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7693.083</text:p>
          </table:table-cell>
          <table:table-cell office:value-type="string" calcext:value-type="string">
            <text:p>5034107.193</text:p>
          </table:table-cell>
          <table:table-cell office:value-type="float" office:value="12" calcext:value-type="float">
            <text:p>12</text:p>
          </table:table-cell>
          <table:table-cell office:value-type="float" office:value="1601636" calcext:value-type="float">
            <text:p>1601636</text:p>
          </table:table-cell>
        </table:table-row>
        <table:table-row table:style-name="ro1">
          <table:table-cell office:value-type="float" office:value="80750" calcext:value-type="float">
            <text:p>80750</text:p>
          </table:table-cell>
          <table:table-cell office:value-type="float" office:value="20000515000000" calcext:value-type="float">
            <text:p>20000515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7740.783</text:p>
          </table:table-cell>
          <table:table-cell office:value-type="string" calcext:value-type="string">
            <text:p>5034076.78</text:p>
          </table:table-cell>
          <table:table-cell office:value-type="float" office:value="12" calcext:value-type="float">
            <text:p>12</text:p>
          </table:table-cell>
          <table:table-cell office:value-type="float" office:value="1604510" calcext:value-type="float">
            <text:p>1604510</text:p>
          </table:table-cell>
        </table:table-row>
        <table:table-row table:style-name="ro1">
          <table:table-cell office:value-type="float" office:value="80751" calcext:value-type="float">
            <text:p>80751</text:p>
          </table:table-cell>
          <table:table-cell office:value-type="float" office:value="20000515000000" calcext:value-type="float">
            <text:p>20000515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7748.99</text:p>
          </table:table-cell>
          <table:table-cell office:value-type="string" calcext:value-type="string">
            <text:p>5034087.201</text:p>
          </table:table-cell>
          <table:table-cell office:value-type="float" office:value="12" calcext:value-type="float">
            <text:p>12</text:p>
          </table:table-cell>
          <table:table-cell office:value-type="float" office:value="1604510" calcext:value-type="float">
            <text:p>1604510</text:p>
          </table:table-cell>
        </table:table-row>
        <table:table-row table:style-name="ro1">
          <table:table-cell office:value-type="float" office:value="116501" calcext:value-type="float">
            <text:p>116501</text:p>
          </table:table-cell>
          <table:table-cell office:value-type="float" office:value="20060616000000" calcext:value-type="float">
            <text:p>20060616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298.748</text:p>
          </table:table-cell>
          <table:table-cell office:value-type="string" calcext:value-type="string">
            <text:p>5033511.755</text:p>
          </table:table-cell>
          <table:table-cell office:value-type="float" office:value="12" calcext:value-type="float">
            <text:p>12</text:p>
          </table:table-cell>
          <table:table-cell office:value-type="float" office:value="1340576" calcext:value-type="float">
            <text:p>1340576</text:p>
          </table:table-cell>
        </table:table-row>
        <table:table-row table:style-name="ro1">
          <table:table-cell office:value-type="float" office:value="147220" calcext:value-type="float">
            <text:p>147220</text:p>
          </table:table-cell>
          <table:table-cell office:value-type="float" office:value="20020109000000" calcext:value-type="float">
            <text:p>20020109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6- Base amovible</text:p>
          </table:table-cell>
          <table:table-cell office:value-type="string" calcext:value-type="string">
            <text:p>297693.199</text:p>
          </table:table-cell>
          <table:table-cell office:value-type="string" calcext:value-type="string">
            <text:p>5034109.323</text:p>
          </table:table-cell>
          <table:table-cell office:value-type="float" office:value="12" calcext:value-type="float">
            <text:p>12</text:p>
          </table:table-cell>
          <table:table-cell office:value-type="float" office:value="1601636" calcext:value-type="float">
            <text:p>1601636</text:p>
          </table:table-cell>
        </table:table-row>
        <table:table-row table:style-name="ro1">
          <table:table-cell office:value-type="float" office:value="147221" calcext:value-type="float">
            <text:p>147221</text:p>
          </table:table-cell>
          <table:table-cell office:value-type="float" office:value="20020109000000" calcext:value-type="float">
            <text:p>20020109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6- Base amovible</text:p>
          </table:table-cell>
          <table:table-cell office:value-type="string" calcext:value-type="string">
            <text:p>297699.237</text:p>
          </table:table-cell>
          <table:table-cell office:value-type="string" calcext:value-type="string">
            <text:p>5034118.254</text:p>
          </table:table-cell>
          <table:table-cell office:value-type="float" office:value="12" calcext:value-type="float">
            <text:p>12</text:p>
          </table:table-cell>
          <table:table-cell office:value-type="float" office:value="1601636" calcext:value-type="float">
            <text:p>1601636</text:p>
          </table:table-cell>
        </table:table-row>
        <table:table-row table:style-name="ro1">
          <table:table-cell office:value-type="float" office:value="147222" calcext:value-type="float">
            <text:p>147222</text:p>
          </table:table-cell>
          <table:table-cell office:value-type="float" office:value="20020109000000" calcext:value-type="float">
            <text:p>20020109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695.904</text:p>
          </table:table-cell>
          <table:table-cell office:value-type="string" calcext:value-type="string">
            <text:p>5034108.823</text:p>
          </table:table-cell>
          <table:table-cell office:value-type="float" office:value="12" calcext:value-type="float">
            <text:p>12</text:p>
          </table:table-cell>
          <table:table-cell office:value-type="float" office:value="1601636" calcext:value-type="float">
            <text:p>1601636</text:p>
          </table:table-cell>
        </table:table-row>
        <table:table-row table:style-name="ro1">
          <table:table-cell office:value-type="float" office:value="147223" calcext:value-type="float">
            <text:p>147223</text:p>
          </table:table-cell>
          <table:table-cell office:value-type="float" office:value="20020109000000" calcext:value-type="float">
            <text:p>20020109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699.088</text:p>
          </table:table-cell>
          <table:table-cell office:value-type="string" calcext:value-type="string">
            <text:p>5034111.343</text:p>
          </table:table-cell>
          <table:table-cell office:value-type="float" office:value="12" calcext:value-type="float">
            <text:p>12</text:p>
          </table:table-cell>
          <table:table-cell office:value-type="float" office:value="1601636" calcext:value-type="float">
            <text:p>1601636</text:p>
          </table:table-cell>
        </table:table-row>
        <table:table-row table:style-name="ro1">
          <table:table-cell office:value-type="float" office:value="147224" calcext:value-type="float">
            <text:p>147224</text:p>
          </table:table-cell>
          <table:table-cell office:value-type="float" office:value="20041105000000" calcext:value-type="float">
            <text:p>20041105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704.573</text:p>
          </table:table-cell>
          <table:table-cell office:value-type="string" calcext:value-type="string">
            <text:p>5034107.973</text:p>
          </table:table-cell>
          <table:table-cell office:value-type="float" office:value="12" calcext:value-type="float">
            <text:p>12</text:p>
          </table:table-cell>
          <table:table-cell office:value-type="float" office:value="1604509" calcext:value-type="float">
            <text:p>1604509</text:p>
          </table:table-cell>
        </table:table-row>
        <table:table-row table:style-name="ro1">
          <table:table-cell office:value-type="float" office:value="147225" calcext:value-type="float">
            <text:p>147225</text:p>
          </table:table-cell>
          <table:table-cell office:value-type="float" office:value="20020109000000" calcext:value-type="float">
            <text:p>20020109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706.157</text:p>
          </table:table-cell>
          <table:table-cell office:value-type="string" calcext:value-type="string">
            <text:p>5034111.993</text:p>
          </table:table-cell>
          <table:table-cell office:value-type="float" office:value="12" calcext:value-type="float">
            <text:p>12</text:p>
          </table:table-cell>
          <table:table-cell office:value-type="float" office:value="1604509" calcext:value-type="float">
            <text:p>1604509</text:p>
          </table:table-cell>
        </table:table-row>
        <table:table-row table:style-name="ro1">
          <table:table-cell office:value-type="float" office:value="147229" calcext:value-type="float">
            <text:p>147229</text:p>
          </table:table-cell>
          <table:table-cell office:value-type="float" office:value="20020109000000" calcext:value-type="float">
            <text:p>20020109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701.686</text:p>
          </table:table-cell>
          <table:table-cell office:value-type="string" calcext:value-type="string">
            <text:p>5034117.644</text:p>
          </table:table-cell>
          <table:table-cell office:value-type="float" office:value="12" calcext:value-type="float">
            <text:p>12</text:p>
          </table:table-cell>
          <table:table-cell office:value-type="float" office:value="1601636" calcext:value-type="float">
            <text:p>1601636</text:p>
          </table:table-cell>
        </table:table-row>
        <table:table-row table:style-name="ro1">
          <table:table-cell office:value-type="float" office:value="147230" calcext:value-type="float">
            <text:p>147230</text:p>
          </table:table-cell>
          <table:table-cell office:value-type="float" office:value="20020109000000" calcext:value-type="float">
            <text:p>20020109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693.76</text:p>
          </table:table-cell>
          <table:table-cell office:value-type="string" calcext:value-type="string">
            <text:p>5034106.743</text:p>
          </table:table-cell>
          <table:table-cell office:value-type="float" office:value="12" calcext:value-type="float">
            <text:p>12</text:p>
          </table:table-cell>
          <table:table-cell office:value-type="float" office:value="1601636" calcext:value-type="float">
            <text:p>1601636</text:p>
          </table:table-cell>
        </table:table-row>
        <table:table-row table:style-name="ro1">
          <table:table-cell office:value-type="float" office:value="157489" calcext:value-type="float">
            <text:p>157489</text:p>
          </table:table-cell>
          <table:table-cell office:value-type="float" office:value="20041105000000" calcext:value-type="float">
            <text:p>20041105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7701.4</text:p>
          </table:table-cell>
          <table:table-cell office:value-type="float" office:value="5034119" calcext:value-type="float">
            <text:p>5034119</text:p>
          </table:table-cell>
          <table:table-cell office:value-type="float" office:value="12" calcext:value-type="float">
            <text:p>12</text:p>
          </table:table-cell>
          <table:table-cell office:value-type="float" office:value="1601636" calcext:value-type="float">
            <text:p>1601636</text:p>
          </table:table-cell>
        </table:table-row>
        <table:table-row table:style-name="ro1">
          <table:table-cell office:value-type="float" office:value="157490" calcext:value-type="float">
            <text:p>157490</text:p>
          </table:table-cell>
          <table:table-cell office:value-type="float" office:value="20041105000000" calcext:value-type="float">
            <text:p>20041105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7692.34</text:p>
          </table:table-cell>
          <table:table-cell office:value-type="string" calcext:value-type="string">
            <text:p>5034106.5</text:p>
          </table:table-cell>
          <table:table-cell office:value-type="float" office:value="12" calcext:value-type="float">
            <text:p>12</text:p>
          </table:table-cell>
          <table:table-cell office:value-type="float" office:value="1601636" calcext:value-type="float">
            <text:p>1601636</text:p>
          </table:table-cell>
        </table:table-row>
      </table:table>
      <table:named-expressions/>
      <table:database-ranges>
        <table:database-range table:name="__Anonymous_Sheet_DB__0" table:target-range-address="Sheet1.A1:Sheet1.H76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2T16:24:03.295008553</dc:date>
    <meta:document-statistic meta:table-count="1" meta:cell-count="602" meta:object-count="0"/>
    <meta:generator>LibreOffice/4.2.6.3$Linux_X86_64 LibreOffice_project/420m0$Build-3</meta:generator>
  </office:meta>
</office:document-meta>
</file>